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24-08-06 21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8352" calcext:value-type="float">
            <text:p>75.96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24-05-06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5304" calcext:value-type="float">
            <text:p>75.96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23-10-25 22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472" calcext:value-type="float">
            <text:p>75.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22-05-18 0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2696" calcext:value-type="float">
            <text:p>75.67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21-11-11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3928" calcext:value-type="float">
            <text:p>75.62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21-03-04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516" calcext:value-type="float">
            <text:p>75.57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2864" calcext:value-type="float">
            <text:p>75.49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9608" calcext:value-type="float">
            <text:p>75.34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25224" calcext:value-type="float">
            <text:p>75.32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1216" calcext:value-type="float">
            <text:p>75.26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036" calcext:value-type="float">
            <text:p>75.27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368" calcext:value-type="float">
            <text:p>75.1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8816" calcext:value-type="float">
            <text:p>75.10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7856" calcext:value-type="float">
            <text:p>75.04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81384" calcext:value-type="float">
            <text:p>75.08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0424" calcext:value-type="float">
            <text:p>75.02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5184" calcext:value-type="float">
            <text:p>75.00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6312" calcext:value-type="float">
            <text:p>74.88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556" calcext:value-type="float">
            <text:p>74.96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6312" calcext:value-type="float">
            <text:p>74.88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5832" calcext:value-type="float">
            <text:p>74.85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316" calcext:value-type="float">
            <text:p>74.81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9152" calcext:value-type="float">
            <text:p>74.74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9152" calcext:value-type="float">
            <text:p>74.74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12576" calcext:value-type="float">
            <text:p>74.71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82096" calcext:value-type="float">
            <text:p>74.68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648" calcext:value-type="float">
            <text:p>74.7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7712" calcext:value-type="float">
            <text:p>74.65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9424" calcext:value-type="float">
            <text:p>74.63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5896" calcext:value-type="float">
            <text:p>74.60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456" calcext:value-type="float">
            <text:p>74.5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72368" calcext:value-type="float">
            <text:p>74.57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72368" calcext:value-type="float">
            <text:p>74.57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9216" calcext:value-type="float">
            <text:p>74.49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7776" calcext:value-type="float">
            <text:p>74.40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44352" calcext:value-type="float">
            <text:p>74.44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2912" calcext:value-type="float">
            <text:p>74.35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48696" calcext:value-type="float">
            <text:p>74.14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5168" calcext:value-type="float">
            <text:p>74.11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7904" calcext:value-type="float">
            <text:p>73.90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378" calcext:value-type="float">
            <text:p>73.83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016" calcext:value-type="float">
            <text:p>73.6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4336" calcext:value-type="float">
            <text:p>73.55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0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8136" calcext:value-type="float">
            <text:p>73.47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3272" calcext:value-type="float">
            <text:p>73.42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916" calcext:value-type="float">
            <text:p>73.28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5256" calcext:value-type="float">
            <text:p>73.29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6488" calcext:value-type="float">
            <text:p>73.24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3816" calcext:value-type="float">
            <text:p>73.20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296" calcext:value-type="float">
            <text:p>73.2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248" calcext:value-type="float">
            <text:p>73.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248" calcext:value-type="float">
            <text:p>73.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9432" calcext:value-type="float">
            <text:p>73.17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5048" calcext:value-type="float">
            <text:p>73.15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2856" calcext:value-type="float">
            <text:p>73.14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5424" calcext:value-type="float">
            <text:p>73.11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1896" calcext:value-type="float">
            <text:p>73.08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4464" calcext:value-type="float">
            <text:p>73.05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5424" calcext:value-type="float">
            <text:p>73.11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4944" calcext:value-type="float">
            <text:p>73.08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0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2752" calcext:value-type="float">
            <text:p>73.07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0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9704" calcext:value-type="float">
            <text:p>73.06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1896" calcext:value-type="float">
            <text:p>73.08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008" calcext:value-type="float">
            <text:p>73.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2648" calcext:value-type="float">
            <text:p>73.00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0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5592" calcext:value-type="float">
            <text:p>72.93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68" calcext:value-type="float">
            <text:p>72.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5488" calcext:value-type="float">
            <text:p>72.86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0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8536" calcext:value-type="float">
            <text:p>72.86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3776" calcext:value-type="float">
            <text:p>72.88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200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4152" calcext:value-type="float">
            <text:p>72.84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199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5864" calcext:value-type="float">
            <text:p>72.82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199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7868" calcext:value-type="float">
            <text:p>72.85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199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44624" calcext:value-type="float">
            <text:p>72.58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3</text:p>
          </table:table-cell>
          <table:table-cell office:value-type="string" calcext:value-type="string">
            <text:p>199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1816" calcext:value-type="float">
            <text:p>72.44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26" meta:object-count="0"/>
    <meta:user-defined meta:name="AppVersion">3.0</meta:user-defined>
  </office:meta>
</office:document-meta>
</file>